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E70000018FC785399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0.519cm" svg:x="1.067cm" svg:y="8.735cm">
          <draw:image xlink:href="Pictures/10000000000002E70000018FC785399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ahul Pandita</meta:initial-creator>
    <meta:creation-date>2013-07-24T12:42:22.29</meta:creation-date>
    <dc:date>2013-07-24T12:43:11.33</dc:date>
    <dc:creator>Rahul Pandita</dc:creator>
    <meta:editing-duration>PT51S</meta:editing-duration>
    <meta:editing-cycles>1</meta:editing-cycles>
    <meta:document-statistic meta:object-count="1"/>
    <meta:generator>OpenOffice/4.0.0$Win32 OpenOffice.org_project/400m3$Build-9702</meta:generator>
  </office:meta>
</office:document-meta>
</file>